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3000002673111132F.png" manifest:media-type="image/png"/>
  <manifest:file-entry manifest:full-path="Pictures/1000000000000500000002A7C7BF085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6.069cm, 4.642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6.925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926cm" svg:height="29.7cm" svg:x="0cm" svg:y="0cm">
          <draw:image xlink:href="Pictures/1000000000000500000002A7C7BF085E.jpg" xlink:type="simple" xlink:show="embed" xlink:actuate="onLoad" draw:mime-type="image/jpeg">
            <text:p/>
          </draw:image>
        </draw:frame>
      </draw:page>
      <draw:page draw:name="page2" draw:style-name="dp1" draw:master-page-name="Default">
        <draw:frame draw:style-name="gr2" draw:text-style-name="P1" draw:layer="layout" svg:width="21cm" svg:height="29.7cm" svg:x="0cm" svg:y="0cm">
          <draw:image xlink:href="Pictures/1000000100000333000002673111132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05T13:04:30.822000000</meta:creation-date>
    <meta:print-date>2024-07-05T13:13:19.213000000</meta:print-date>
    <dc:date>2024-07-05T13:13:32.623000000</dc:date>
    <meta:editing-duration>PT9M2S</meta:editing-duration>
    <meta:editing-cycles>1</meta:editing-cycles>
    <meta:document-statistic meta:object-count="2"/>
    <meta:generator>LibreOffice/24.2.4.2$Windows_X86_64 LibreOffice_project/51a6219feb6075d9a4c46691dcfe0cd9c4fff3c2</meta:generator>
  </office:meta>
</office:document-meta>
</file>